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5.1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b4c7dc" style:text-align-source="fix" style:repeat-content="false" fo:border="1.56pt double #000000" style:border-line-width="0.026cm 0.026cm 0.002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</style:style>
    <style:style style:name="ce3" style:family="table-cell" style:parent-style-name="Default">
      <style:table-cell-properties fo:background-color="#c9211e" style:text-align-source="fix" style:repeat-content="false" fo:border="0.74pt solid #000000" style:vertical-align="top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5" style:family="table-cell" style:parent-style-name="Default">
      <style:table-cell-properties fo:background-color="#e0c2cd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4" style:family="table-cell" style:parent-style-name="Default">
      <style:table-cell-properties fo:background-color="#c9211e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5" style:family="table-cell" style:parent-style-name="Default">
      <style:table-cell-properties fo:background-color="#b4c7dc" style:text-align-source="fix" style:repeat-content="false" fo:border="0.74pt double #000000" style:border-line-width="0.009cm 0.009cm 0.00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ffe994" style:text-align-source="fix" style:repeat-content="false" fo:border="0.74pt solid #000000" style:vertical-align="top"/>
      <style:paragraph-properties fo:text-align="start" fo:margin-left="0cm"/>
      <style:text-properties style:font-name="Liberation Mono" fo:font-size="12pt" style:font-size-asian="12pt" style:font-size-complex="12pt"/>
    </style:style>
    <style:style style:name="ce17" style:family="table-cell" style:parent-style-name="Default">
      <style:table-cell-properties fo:background-color="#ffe994" style:text-align-source="fix" style:repeat-content="false" fo:border="0.74pt solid #000000" style:vertical-align="top"/>
      <style:paragraph-properties fo:text-align="start" fo:margin-left="0cm"/>
      <style:text-properties style:text-outline="false" style:text-line-through-style="none" style:text-line-through-type="none" style:font-name="Liberation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Mon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2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allSoundsets" table:style-name="ta1">
        <table:table-column table:style-name="co1" table:default-cell-style-name="ce8"/>
        <table:table-column table:style-name="co2" table:default-cell-style-name="ce13"/>
        <table:table-column table:style-name="co1" table:default-cell-style-name="ce8"/>
        <table:table-column table:style-name="co3" table:default-cell-style-name="ce13"/>
        <table:table-column table:style-name="co1" table:default-cell-style-name="ce8"/>
        <table:table-column table:style-name="co4" table:default-cell-style-name="ce13"/>
        <table:table-column table:style-name="co5" table:default-cell-style-name="ce18"/>
        <table:table-column table:style-name="co6" table:number-columns-repeated="1013" table:default-cell-style-name="ce11"/>
        <table:table-column table:style-name="co6" table:number-columns-repeated="4" table:default-cell-style-name="ce12"/>
        <table:table-row table:style-name="ro1">
          <table:table-cell table:style-name="ce6" office:value-type="string" calcext:value-type="string">
            <text:p>1_BGEE</text:p>
          </table:table-cell>
          <table:table-cell table:style-name="ce6" office:value-type="string" calcext:value-type="string">
            <text:p>2_BGEE</text:p>
          </table:table-cell>
          <table:table-cell table:style-name="ce6" office:value-type="string" calcext:value-type="string">
            <text:p>1_BGEE2</text:p>
          </table:table-cell>
          <table:table-cell table:style-name="ce6" office:value-type="string" calcext:value-type="string">
            <text:p>2_BGEE2</text:p>
          </table:table-cell>
          <table:table-cell table:style-name="ce6" office:value-type="string" calcext:value-type="string">
            <text:p>1_IWDEE</text:p>
          </table:table-cell>
          <table:table-cell table:style-name="ce6" office:value-type="string" calcext:value-type="string">
            <text:p>2_IWDEE</text:p>
          </table:table-cell>
          <table:table-cell table:style-name="ce15" office:value-type="string" calcext:value-type="string">
            <text:p>INFO / Unofficial POSTFIX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ITIAL_MEETING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ORALE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T CLEAR (u_ or v_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HAPPY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ANNOYED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T CLEAR (5_ , 6_ <text:s/>or MISSING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SERIOUS</text:p>
          </table:table-cell>
          <table:table-cell table:style-name="ce5" office:value-type="string" calcext:value-type="string">
            <text:p>*</text:p>
          </table:table-cell>
          <table:table-cell table:style-name="ce17" office:value-type="string" calcext:value-type="string">
            <text:p>NOT CLEAR (5_ , 6_ <text:s/>or MISSING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UNHAPPY_BREAKING_POINT</text:p>
          </table:table-cell>
          <table:table-cell table:style-name="ce5" office:value-type="string" calcext:value-type="string">
            <text:p>*</text:p>
          </table:table-cell>
          <table:table-cell table:style-name="ce17" office:value-type="string" calcext:value-type="string">
            <text:p>NOT CLEAR (5_ , 6_ <text:s/>or MISSING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style-name="ce7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style-name="ce7" office:value-type="string" calcext:value-type="string">
            <text:p>LEADER</text:p>
          </table:table-cell>
          <table:table-cell table:style-name="ce5" office:value-type="string" calcext:value-type="string">
            <text:p>b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TIRED</text:p>
          </table:table-cell>
          <table:table-cell table:style-name="ce5" office:value-type="string" calcext:value-type="string">
            <text:p>c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BORED</text:p>
          </table:table-cell>
          <table:table-cell table:style-name="ce5" office:value-type="string" calcext:value-type="string">
            <text:p>d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style-name="ce7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style-name="ce7" office:value-type="string" calcext:value-type="string">
            <text:p>BATTLE_CRY1</text:p>
          </table:table-cell>
          <table:table-cell table:style-name="ce5" office:value-type="string" calcext:value-type="string">
            <text:p>a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BATTLE_CRY2</text:p>
          </table:table-cell>
          <table:table-cell table:style-name="ce5" office:value-type="float" office:value="8" calcext:value-type="float">
            <text:p>8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BATTLE_CRY3</text:p>
          </table:table-cell>
          <table:table-cell table:style-name="ce5" office:value-type="float" office:value="9" calcext:value-type="float">
            <text:p>9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4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g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BATTLE_CRY5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h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1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c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d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e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ATTACK4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f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style-name="ce7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style-name="ce7" office:value-type="string" calcext:value-type="string">
            <text:p>DAMAGE</text:p>
          </table:table-cell>
          <table:table-cell table:style-name="ce5" office:value-type="string" calcext:value-type="string">
            <text:p>!l</text:p>
          </table:table-cell>
          <table:table-cell table:style-name="ce16" office:value-type="string" calcext:value-type="string">
            <text:p>l instead !l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style-name="ce7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style-name="ce7" office:value-type="string" calcext:value-type="string">
            <text:p>DYING</text:p>
          </table:table-cell>
          <table:table-cell table:style-name="ce5" office:value-type="string" calcext:value-type="string">
            <text:p>!m</text:p>
          </table:table-cell>
          <table:table-cell table:style-name="ce16" office:value-type="string" calcext:value-type="string">
            <text:p>m instead !m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style-name="ce7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style-name="ce7" office:value-type="string" calcext:value-type="string">
            <text:p>HURT</text:p>
          </table:table-cell>
          <table:table-cell table:style-name="ce5" office:value-type="string" calcext:value-type="string">
            <text:p>e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AREA_FOREST</text:p>
          </table:table-cell>
          <table:table-cell table:style-name="ce5" office:value-type="string" calcext:value-type="string">
            <text:p>n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style-name="ce7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style-name="ce7" office:value-type="string" calcext:value-type="string">
            <text:p>AREA_CITY</text:p>
          </table:table-cell>
          <table:table-cell table:style-name="ce5" office:value-type="string" calcext:value-type="string">
            <text:p>o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style-name="ce7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style-name="ce7" office:value-type="string" calcext:value-type="string">
            <text:p>AREA_DUNGEON</text:p>
          </table:table-cell>
          <table:table-cell table:style-name="ce5" office:value-type="string" calcext:value-type="string">
            <text:p>p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style-name="ce7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style-name="ce7" office:value-type="string" calcext:value-type="string">
            <text:p>AREA_DAY</text:p>
          </table:table-cell>
          <table:table-cell table:style-name="ce5" office:value-type="string" calcext:value-type="string">
            <text:p>q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style-name="ce7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style-name="ce7" office:value-type="string" calcext:value-type="string">
            <text:p>AREA_NIGHT</text:p>
          </table:table-cell>
          <table:table-cell table:style-name="ce5" office:value-type="string" calcext:value-type="string">
            <text:p>r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style-name="ce7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style-name="ce7" office:value-type="string" calcext:value-type="string">
            <text:p>SELECT_COMMON1</text:p>
          </table:table-cell>
          <table:table-cell table:style-name="ce5" office:value-type="string" calcext:value-type="string">
            <text:p>f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text:p>SELECT_COMMON2</text:p>
          </table:table-cell>
          <table:table-cell table:style-name="ce5" office:value-type="string" calcext:value-type="string">
            <text:p>g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style-name="ce7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style-name="ce7" office:value-type="string" calcext:value-type="string">
            <text:p>SELECT_COMMON3</text:p>
          </table:table-cell>
          <table:table-cell table:style-name="ce5" office:value-type="string" calcext:value-type="string">
            <text:p>h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ELECT_COMMON4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5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k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COMMON6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l_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SELECT_ACTION1</text:p>
          </table:table-cell>
          <table:table-cell table:style-name="ce5" office:value-type="string" calcext:value-type="string">
            <text:p>i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style-name="ce7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style-name="ce7" office:value-type="string" calcext:value-type="string">
            <text:p>SELECT_ACTION2</text:p>
          </table:table-cell>
          <table:table-cell table:style-name="ce5" office:value-type="string" calcext:value-type="string">
            <text:p>j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style-name="ce7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style-name="ce7" office:value-type="string" calcext:value-type="string">
            <text:p>SELECT_ACTION3</text:p>
          </table:table-cell>
          <table:table-cell table:style-name="ce5" office:value-type="string" calcext:value-type="string">
            <text:p>k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style-name="ce7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style-name="ce7" office:value-type="string" calcext:value-type="string">
            <text:p>SELECT_ACTION4</text:p>
          </table:table-cell>
          <table:table-cell table:style-name="ce5" office:value-type="string" calcext:value-type="string">
            <text:p>s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style-name="ce7" office:value-type="string" calcext:value-type="string">
            <text:p>SELECT_ACTION5</text:p>
          </table:table-cell>
          <table:table-cell table:style-name="ce5" office:value-type="string" calcext:value-type="string">
            <text:p>t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style-name="ce7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style-name="ce7" office:value-type="string" calcext:value-type="string">
            <text:p>SELECT_ACTION6</text:p>
          </table:table-cell>
          <table:table-cell table:style-name="ce5" office:value-type="string" calcext:value-type="string">
            <text:p>u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style-name="ce7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style-name="ce7" office:value-type="string" calcext:value-type="string">
            <text:p>SELECT_ACTION7</text:p>
          </table:table-cell>
          <table:table-cell table:style-name="ce5" office:value-type="string" calcext:value-type="string">
            <text:p>v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INTERACTION1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INTERACTION1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INTERACTION1</text:p>
          </table:table-cell>
          <table:table-cell table:style-name="ce14" office:value-type="string" calcext:value-type="string">
            <text:p>*</text:p>
          </table:table-cell>
          <table:table-cell table:style-name="ce16" office:value-type="string" calcext:value-type="string">
            <text:p>NO SOUND (Why postfix in BG[2]EE?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 SOUND (for verbal interaction?!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 SOUND (for verbal interaction?!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4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 SOUND (for verbal interaction?!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INTERACTION5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NO SOUND (for verbal interaction?!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SULT1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INSUL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style-name="ce16" office:value-type="string" calcext:value-type="string">
            <text:p>INSULT1 MISSI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SULT2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INSUL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style-name="ce16" office:value-type="string" calcext:value-type="string">
            <text:p>INSULT2 MISSI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SULT3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INSULT3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SELECT_RARE3</text:p>
          </table:table-cell>
          <table:table-cell table:style-name="ce5" office:value-type="string" calcext:value-type="string">
            <text:p>_</text:p>
          </table:table-cell>
          <table:table-cell table:style-name="ce16" office:value-type="string" calcext:value-type="string">
            <text:p>INSULT3 MISSI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PLIMENT1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COMPLIMENT1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SELECT_RARE4</text:p>
          </table:table-cell>
          <table:table-cell table:style-name="ce5" office:value-type="string" calcext:value-type="string">
            <text:p>#</text:p>
          </table:table-cell>
          <table:table-cell table:style-name="ce16" office:value-type="string" calcext:value-type="string">
            <text:p>COMPLIMENT1 MISS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PLIMENT2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COMPLIMEN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COMPLIMENT2 MISSNG, SPECIAL1 UNUSED?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MPLIMENT3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COMPLIMEN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COMPLIMENT3 MISSNG, SPECIAL2 UNUSED?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SPECIAL3 UNUSED?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style-name="ce16" office:value-type="string" calcext:value-type="string">
            <text:p>SPECIAL2 UNUSED?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SPECIAL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SPECIAL3 UNUSED?, q_ 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style-name="ce7" office:value-type="string" calcext:value-type="string">
            <text:p>REACT_TO_DIE_GENERAL</text:p>
          </table:table-cell>
          <table:table-cell table:style-name="ce5" office:value-type="string" calcext:value-type="string">
            <text:p>w</text:p>
          </table:table-cell>
          <table:table-cell table:style-name="ce7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MISCELLANEOUS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ACT_TO_DIE_SPECIFIC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q_, RESPONSE_TO_COMPLIMNET1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MISCELLANEOUS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COMPLIMNET2 MISSING, MISCELLANEOUS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COMPLIMNET3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INSULT1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COMPLIMEN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INSULT2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1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RESPONSE_TO_INSULT3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2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DIALOG_HOSTILE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RESPONSE_TO_INSULT3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style-name="ce16" office:value-type="string" calcext:value-type="string">
            <text:p>DIALOG_DEFAULT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HOSTILE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style-name="ce16" office:value-type="string" calcext:value-type="string">
            <text:p>DIALOG_HOSTILE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DIALOG_DEFAULT</text:p>
          </table:table-cell>
          <table:table-cell table:style-name="ce5" office:value-type="string" calcext:value-type="string">
            <text:p>*</text:p>
          </table:table-cell>
          <table:table-cell table:style-name="ce7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DIALOG_DEFAULT MISSING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SELECT_RARE1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SELECT_RARE2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style-name="ce7" office:value-type="string" calcext:value-type="string">
            <text:p>CRITICAL_HIT</text:p>
          </table:table-cell>
          <table:table-cell table:style-name="ce5" office:value-type="string" calcext:value-type="string">
            <text:p>z</text:p>
          </table:table-cell>
          <table:table-cell table:style-name="ce7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RITICAL_MIS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ARGET_IMMUN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INVENTORY_FULL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ICKED_POCKET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EXISTANCE1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EXISTENCE1 = HIDDEN_INSHADOWS in BG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HIDDEN_IN_SHADOWS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EXISTANCE2</text:p>
          </table:table-cell>
          <table:table-cell table:style-name="ce5" office:value-type="float" office:value="6" calcext:value-type="float">
            <text:p>6</text:p>
          </table:table-cell>
          <table:table-cell table:style-name="ce7"/>
          <table:table-cell table:style-name="ce5"/>
          <table:table-cell table:style-name="ce16" office:value-type="string" calcext:value-type="string">
            <text:p>EXISTENCE2 = SPELL_DISRUPTED in BG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SPELL_DISRUPTED</text:p>
          </table:table-cell>
          <table:table-cell table:style-name="ce5" office:value-type="float" office:value="6" calcext:value-type="float">
            <text:p>6</text:p>
          </table:table-cell>
          <table:table-cell table:style-name="ce7"/>
          <table:table-cell table:style-name="ce5"/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EXISTANCE3</text:p>
          </table:table-cell>
          <table:table-cell table:style-name="ce5" office:value-type="float" office:value="7" calcext:value-type="float">
            <text:p>7</text:p>
          </table:table-cell>
          <table:table-cell table:style-name="ce7"/>
          <table:table-cell table:style-name="ce5"/>
          <table:table-cell table:style-name="ce16" office:value-type="string" calcext:value-type="string">
            <text:p>EXISTENCE3 = SET_A_TRAP in BG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SET_A_TRAP</text:p>
          </table:table-cell>
          <table:table-cell table:style-name="ce5" office:value-type="float" office:value="7" calcext:value-type="float">
            <text:p>7</text:p>
          </table:table-cell>
          <table:table-cell table:style-name="ce7"/>
          <table:table-cell table:style-name="ce5"/>
          <table:table-cell table:style-name="ce16"/>
          <table:table-cell table:number-columns-repeated="101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5T22:16:00.792000000</dc:date>
    <meta:editing-duration>PT3H26M8S</meta:editing-duration>
    <meta:editing-cycles>15</meta:editing-cycles>
    <meta:generator>LibreOffice/7.3.5.2$Windows_X86_64 LibreOffice_project/184fe81b8c8c30d8b5082578aee2fed2ea847c01</meta:generator>
    <meta:document-statistic meta:table-count="1" meta:cell-count="505" meta:object-count="0"/>
  </office:meta>
</office:document-meta>
</file>